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C8000000C8402A42528C1F1FD0.png" manifest:media-type="image/png"/>
  <manifest:file-entry manifest:full-path="Pictures/100000010000012C00000190788B911D5EF9023B.png" manifest:media-type="image/png"/>
  <manifest:file-entry manifest:full-path="Pictures/100000010000031D0000038ED548C570014A3B9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CastleBrianRAT" style:family="table">
      <style:table-properties style:width="5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0444in"/>
    </style:style>
    <style:style style:name="CastleBrianRAT.1" style:family="table-row">
      <style:table-row-properties fo:background-color="#999999">
        <style:background-image/>
      </style:table-row-properties>
    </style:style>
    <style:style style:name="CastleBrianRAT.A1" style:family="table-cell">
      <style:table-cell-properties fo:background-color="transparent"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7" style:family="table-row">
      <style:table-row-properties style:min-row-height="0.2292in"/>
    </style:style>
    <style:style style:name="CastleBrianRAT.A17"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7"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f2915"/>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f2915"/>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2efd41"/>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efd41"/>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9"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55efb2"/>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55efb2"/>
    </style:style>
    <style:style style:name="P11"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6ee360"/>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ee360"/>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f4118"/>
    </style:style>
    <style:style style:name="P1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729f14"/>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f2915"/>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efd41"/>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0a7c7"/>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5efb2"/>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ee360"/>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f4118"/>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fee4b"/>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7d6d70"/>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631fb"/>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2efd41" style:font-size-asian="7pt" style:font-size-complex="8pt"/>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0a7c7" style:font-size-asian="7pt" style:font-size-complex="8pt"/>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f2915" style:font-size-asian="7pt" style:font-size-complex="8pt"/>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55efb2" style:font-size-asian="7pt" style:font-size-complex="8pt"/>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6ee360" style:font-size-asian="7pt" style:font-size-complex="8pt"/>
    </style:style>
    <style:style style:name="P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6fee4b" style:font-size-asian="7pt" style:font-size-complex="8pt"/>
    </style:style>
    <style:style style:name="P3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2efd41" style:font-size-asian="7pt" style:font-size-complex="8pt"/>
    </style:style>
    <style:style style:name="P3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f2915" style:font-size-asian="7pt" style:font-size-complex="8pt"/>
    </style:style>
    <style:style style:name="P3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4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55efb2" style:font-size-asian="7pt" style:font-size-complex="8pt"/>
    </style:style>
    <style:style style:name="P4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5c7096" officeooo:paragraph-rsid="005c7096" style:font-size-asian="7pt" style:font-size-complex="8pt"/>
    </style:style>
    <style:style style:name="P4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1f2915" officeooo:paragraph-rsid="002efd41"/>
    </style:style>
    <style:style style:name="P43" style:family="paragraph" style:parent-style-name="Table_20_Contents">
      <style:paragraph-properties fo:text-align="start" style:justify-single-word="false"/>
      <style:text-properties style:font-name="Nimbus Mono PS" officeooo:rsid="007a53f1" officeooo:paragraph-rsid="007a53f1"/>
    </style:style>
    <style:style style:name="P44" style:family="paragraph" style:parent-style-name="Table_20_Contents">
      <style:paragraph-properties fo:text-align="start" style:justify-single-word="false"/>
      <style:text-properties style:font-name="Nimbus Mono PS" officeooo:rsid="007a53f1" officeooo:paragraph-rsid="0085f62d"/>
    </style:style>
    <style:style style:name="P45" style:family="paragraph" style:parent-style-name="Table_20_Contents">
      <style:paragraph-properties fo:text-align="center" style:justify-single-word="false"/>
      <style:text-properties style:font-name="Nimbus Mono PS" officeooo:rsid="007a53f1" officeooo:paragraph-rsid="007a53f1"/>
    </style:style>
    <style:style style:name="P46" style:family="paragraph" style:parent-style-name="Table_20_Contents">
      <style:paragraph-properties fo:text-align="center" style:justify-single-word="false"/>
      <style:text-properties style:font-name="Nimbus Mono PS" fo:font-weight="bold" officeooo:rsid="007a53f1" officeooo:paragraph-rsid="007a53f1" style:font-weight-asian="bold" style:font-weight-complex="bold"/>
    </style:style>
    <style:style style:name="P47" style:family="paragraph" style:parent-style-name="Table_20_Contents">
      <style:paragraph-properties fo:text-align="start" style:justify-single-word="false"/>
      <style:text-properties style:font-name="Nimbus Mono PS" fo:font-weight="bold" officeooo:rsid="007a53f1" officeooo:paragraph-rsid="007a53f1" style:font-weight-asian="bold" style:font-weight-complex="bold"/>
    </style:style>
    <style:style style:name="P4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fee4b" officeooo:paragraph-rsid="006fee4b"/>
    </style:style>
    <style:style style:name="P49" style:family="paragraph" style:parent-style-name="Text_20_body">
      <style:paragraph-properties fo:margin-left="0in" fo:margin-right="0in" fo:margin-top="0in" fo:margin-bottom="0in" style:contextual-spacing="false" fo:line-height="100%" fo:text-align="start" style:justify-single-word="false" fo:text-indent="0in" style:auto-text-indent="false" fo:break-before="page"/>
      <style:text-properties style:font-name="Nimbus Mono PS" officeooo:rsid="006fee4b" officeooo:paragraph-rsid="006fee4b"/>
    </style:style>
    <style:style style:name="P5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7ab9b1" officeooo:paragraph-rsid="007ab9b1"/>
    </style:style>
    <style:style style:name="P51"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2db6b"/>
    </style:style>
    <style:style style:name="P52" style:family="paragraph" style:parent-style-name="Table_20_Contents">
      <style:paragraph-properties fo:text-align="start" style:justify-single-word="false"/>
      <style:text-properties style:font-name="Nimbus Mono PS" officeooo:rsid="0085f62d" officeooo:paragraph-rsid="0085f62d"/>
    </style:style>
    <style:style style:name="P5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bfb66" officeooo:paragraph-rsid="008631fb"/>
    </style:style>
    <style:style style:name="P54" style:family="paragraph">
      <loext:graphic-properties draw:fill-color="#ffffff"/>
    </style:style>
    <style:style style:name="P55" style:family="paragraph">
      <loext:graphic-properties draw:fill-color="#000000"/>
      <style:paragraph-properties fo:text-align="center"/>
    </style:style>
    <style:style style:name="P56" style:family="paragraph">
      <style:paragraph-properties fo:text-align="center"/>
    </style:style>
    <style:style style:name="T1" style:family="text">
      <style:text-properties officeooo:rsid="001babdb"/>
    </style:style>
    <style:style style:name="T2" style:family="text">
      <style:text-properties officeooo:rsid="001d3474"/>
    </style:style>
    <style:style style:name="T3" style:family="text">
      <style:text-properties officeooo:rsid="001f2915"/>
    </style:style>
    <style:style style:name="T4" style:family="text">
      <style:text-properties officeooo:rsid="0020736b"/>
    </style:style>
    <style:style style:name="T5" style:family="text">
      <style:text-properties officeooo:rsid="002207d5"/>
    </style:style>
    <style:style style:name="T6" style:family="text">
      <style:text-properties officeooo:rsid="002601a1"/>
    </style:style>
    <style:style style:name="T7" style:family="text">
      <style:text-properties officeooo:rsid="0028300c"/>
    </style:style>
    <style:style style:name="T8" style:family="text">
      <style:text-properties officeooo:rsid="00296058"/>
    </style:style>
    <style:style style:name="T9" style:family="text">
      <style:text-properties officeooo:rsid="002aa537"/>
    </style:style>
    <style:style style:name="T10" style:family="text">
      <style:text-properties officeooo:rsid="002b6e7b"/>
    </style:style>
    <style:style style:name="T11" style:family="text">
      <style:text-properties officeooo:rsid="002d92a3"/>
    </style:style>
    <style:style style:name="T12" style:family="text">
      <style:text-properties officeooo:rsid="002efd41"/>
    </style:style>
    <style:style style:name="T13" style:family="text">
      <style:text-properties officeooo:rsid="002f9aa0"/>
    </style:style>
    <style:style style:name="T14" style:family="text">
      <style:text-properties officeooo:rsid="002ffaba"/>
    </style:style>
    <style:style style:name="T15" style:family="text">
      <style:text-properties officeooo:rsid="0030a7c7"/>
    </style:style>
    <style:style style:name="T16" style:family="text">
      <style:text-properties officeooo:rsid="0032163e"/>
    </style:style>
    <style:style style:name="T17" style:family="text">
      <style:text-properties officeooo:rsid="00333aa7"/>
    </style:style>
    <style:style style:name="T18" style:family="text">
      <style:text-properties officeooo:rsid="0034479b"/>
    </style:style>
    <style:style style:name="T19" style:family="text">
      <style:text-properties officeooo:rsid="0034d78f"/>
    </style:style>
    <style:style style:name="T20" style:family="text">
      <style:text-properties officeooo:rsid="0035bd60"/>
    </style:style>
    <style:style style:name="T21" style:family="text">
      <style:text-properties officeooo:rsid="00361da9"/>
    </style:style>
    <style:style style:name="T22" style:family="text">
      <style:text-properties officeooo:rsid="0037b1ba"/>
    </style:style>
    <style:style style:name="T23" style:family="text">
      <style:text-properties officeooo:rsid="003859ad"/>
    </style:style>
    <style:style style:name="T24" style:family="text">
      <style:text-properties officeooo:rsid="003d1f3d"/>
    </style:style>
    <style:style style:name="T25" style:family="text">
      <style:text-properties officeooo:rsid="003eac2b"/>
    </style:style>
    <style:style style:name="T26" style:family="text">
      <style:text-properties officeooo:rsid="00405ae8"/>
    </style:style>
    <style:style style:name="T27" style:family="text">
      <style:text-properties officeooo:rsid="00421536"/>
    </style:style>
    <style:style style:name="T28" style:family="text">
      <style:text-properties officeooo:rsid="0043342e"/>
    </style:style>
    <style:style style:name="T29" style:family="text">
      <style:text-properties officeooo:rsid="0043f2dc"/>
    </style:style>
    <style:style style:name="T30" style:family="text">
      <style:text-properties officeooo:rsid="00444ebf"/>
    </style:style>
    <style:style style:name="T31" style:family="text">
      <style:text-properties officeooo:rsid="00462372"/>
    </style:style>
    <style:style style:name="T32" style:family="text">
      <style:text-properties officeooo:rsid="004740e1"/>
    </style:style>
    <style:style style:name="T33" style:family="text">
      <style:text-properties officeooo:rsid="004c8c09"/>
    </style:style>
    <style:style style:name="T34" style:family="text">
      <style:text-properties officeooo:rsid="004e2e6b"/>
    </style:style>
    <style:style style:name="T35" style:family="text">
      <style:text-properties officeooo:rsid="005036f6"/>
    </style:style>
    <style:style style:name="T36" style:family="text">
      <style:text-properties officeooo:rsid="005145e9"/>
    </style:style>
    <style:style style:name="T37" style:family="text">
      <style:text-properties officeooo:rsid="0052af79"/>
    </style:style>
    <style:style style:name="T38" style:family="text">
      <style:text-properties officeooo:rsid="0055efb2"/>
    </style:style>
    <style:style style:name="T39" style:family="text">
      <style:text-properties officeooo:rsid="005716f9"/>
    </style:style>
    <style:style style:name="T40" style:family="text">
      <style:text-properties officeooo:rsid="0058896a"/>
    </style:style>
    <style:style style:name="T41" style:family="text">
      <style:text-properties officeooo:rsid="005980e2"/>
    </style:style>
    <style:style style:name="T42" style:family="text">
      <style:text-properties officeooo:rsid="0059c7dd"/>
    </style:style>
    <style:style style:name="T43" style:family="text">
      <style:text-properties officeooo:rsid="005c7096"/>
    </style:style>
    <style:style style:name="T44" style:family="text">
      <style:text-properties officeooo:rsid="005f7591"/>
    </style:style>
    <style:style style:name="T45" style:family="text">
      <style:text-properties officeooo:rsid="0060d671"/>
    </style:style>
    <style:style style:name="T46" style:family="text">
      <style:text-properties officeooo:rsid="00627346"/>
    </style:style>
    <style:style style:name="T47" style:family="text">
      <style:text-properties officeooo:rsid="00641518"/>
    </style:style>
    <style:style style:name="T48" style:family="text">
      <style:text-properties officeooo:rsid="00650fb7"/>
    </style:style>
    <style:style style:name="T49" style:family="text">
      <style:text-properties officeooo:rsid="0065f15e"/>
    </style:style>
    <style:style style:name="T50" style:family="text">
      <style:text-properties officeooo:rsid="0067035d"/>
    </style:style>
    <style:style style:name="T51" style:family="text">
      <style:text-properties officeooo:rsid="0068b2f5"/>
    </style:style>
    <style:style style:name="T52" style:family="text">
      <style:text-properties officeooo:rsid="0068dc65"/>
    </style:style>
    <style:style style:name="T53" style:family="text">
      <style:text-properties officeooo:rsid="006b1d4d"/>
    </style:style>
    <style:style style:name="T54" style:family="text">
      <style:text-properties officeooo:rsid="006cf753"/>
    </style:style>
    <style:style style:name="T55" style:family="text">
      <style:text-properties officeooo:rsid="006ee360"/>
    </style:style>
    <style:style style:name="T56" style:family="text">
      <style:text-properties officeooo:rsid="006f3d4d"/>
    </style:style>
    <style:style style:name="T57" style:family="text">
      <style:text-properties officeooo:rsid="006f4118"/>
    </style:style>
    <style:style style:name="T58" style:family="text">
      <style:text-properties officeooo:rsid="006fee4b"/>
    </style:style>
    <style:style style:name="T59" style:family="text">
      <style:text-properties officeooo:rsid="00717cdd"/>
    </style:style>
    <style:style style:name="T60" style:family="text">
      <style:text-properties officeooo:rsid="00729f14"/>
    </style:style>
    <style:style style:name="T61" style:family="text">
      <style:text-properties officeooo:rsid="007355e6"/>
    </style:style>
    <style:style style:name="T62" style:family="text">
      <style:text-properties officeooo:rsid="0078677a"/>
    </style:style>
    <style:style style:name="T63" style:family="text">
      <style:text-properties officeooo:rsid="0079589b"/>
    </style:style>
    <style:style style:name="T64" style:family="text">
      <style:text-properties officeooo:rsid="007a53f1"/>
    </style:style>
    <style:style style:name="T65" style:family="text">
      <style:text-properties officeooo:rsid="007bc9e5"/>
    </style:style>
    <style:style style:name="T66" style:family="text">
      <style:text-properties officeooo:rsid="007d6d70"/>
    </style:style>
    <style:style style:name="T67" style:family="text">
      <style:text-properties officeooo:rsid="007f5cd6"/>
    </style:style>
    <style:style style:name="T68" style:family="text">
      <style:text-properties fo:font-size="8pt" style:font-size-asian="8pt" style:font-size-complex="8pt"/>
    </style:style>
    <style:style style:name="T69" style:family="text">
      <style:text-properties fo:font-size="8pt" officeooo:rsid="0023596c" style:font-size-asian="8pt" style:font-size-complex="8pt"/>
    </style:style>
    <style:style style:name="T70" style:family="text">
      <style:text-properties fo:font-size="18pt" officeooo:rsid="00504de1" style:font-name-asian="Droid Sans Fallback" style:font-size-asian="18pt" style:font-name-complex="Droid Sans Devanagari1" style:font-size-complex="18pt"/>
    </style:style>
    <style:style style:name="T71" style:family="text">
      <style:text-properties officeooo:rsid="0023596c"/>
    </style:style>
    <style:style style:name="T72" style:family="text">
      <style:text-properties officeooo:rsid="0082db6b"/>
    </style:style>
    <style:style style:name="T73" style:family="text">
      <style:text-properties officeooo:rsid="00846b3d"/>
    </style:style>
    <style:style style:name="T74" style:family="text">
      <style:text-properties officeooo:rsid="0085f62d"/>
    </style:style>
    <style:style style:name="T75" style:family="text">
      <style:text-properties officeooo:rsid="00876372"/>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color="#ffffff" draw:textarea-horizontal-align="justify" draw:textarea-vertical-align="middle" draw:auto-grow-height="false" fo:min-height="1.1in" fo:min-width="2.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000000" draw:textarea-horizontal-align="justify" draw:textarea-vertical-align="middle" draw:auto-grow-height="false" fo:min-height="0.0736in" fo:min-width="0.0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Long_20_Dash" svg:stroke-color="#808080"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fill-color="#ffffff" draw:textarea-horizontal-align="justify" draw:textarea-vertical-align="middle" draw:auto-grow-height="false" fo:min-height="2.0583in" fo:min-width="2.85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6" style:family="graphic">
      <style:graphic-properties draw:stroke="none" svg:stroke-color="#000000" draw:fill-color="#ffffff" draw:textarea-horizontal-align="justify" draw:textarea-vertical-align="middle" draw:auto-grow-height="false" fo:min-height="2in" fo:min-width="7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1" text:outline-level="2">BATTLETECH: <text:span text:style-name="T70">OUTWORLDS</text:span><text:span text:style-name="T71"> WASTES<text:line-break/></text:span><text:span text:style-name="T69"><text:line-break/></text:span><text:span text:style-name="T72">RENORSAL CASTLE BRIAN</text:span></text:h>
      <text:p text:style-name="P39"/>
      <text:p text:style-name="P2">---------------------------- START TRANSMISSION ---------------------------</text:p>
      <text:p text:style-name="P15"><text:span text:style-name="T68"><text:line-break/></text:span><text:span text:style-name="T1">YOUR FORCE IS ORDERED TO THE RENORSAL SYSTEM TO RECOVER STAR LEAGUE DEFENSE FORCE EQUIPMENT. RENORSAL WAS PART OF THE TRADERS DOMAIN 2730 LAND RUSH FOR RARE METALS. THE SLDF SENT THE 61ST ROYAL JUMP INFANTRY DIVISION TO GARRISON TRADERS DOMAIN TO MONITOR THE RESOURCES. 61 RJID WAS DEPLOYED TO SUPPORT THE SLDF RESPONSE TO THE AMARIS CIVIL WAR. FOLLOWING THE AMARIS CIVIL WAR THE 61 RJID LEFT THE INNER SPHERE AS PART OF OPERATION EXODIUS. LOCAL SCAVENGERS REPORTEDLY ARE WILLING TO SELL INFORMATION ON THE LOCATION OF 61 RIJD HIDDEN SUPPLY CACHES. YOUR FORCE IS ORDERED TO RECOVER AS MUCH SLDF EQUIPMENT AS POSSIBLE.</text:span></text:p>
      <text:p text:style-name="P8"><text:span text:style-name="T68"><text:line-break/></text:span>----------------------------- END TRANSMISSION ----------------------------</text:p>
      <text:p text:style-name="P39"/>
      <text:p text:style-name="P2"><draw:frame draw:style-name="fr1" draw:name="Image1" text:anchor-type="as-char" svg:width="5.5472in" svg:height="6.3346in" draw:z-index="6"><draw:image xlink:href="Pictures/100000010000031D0000038ED548C570014A3B91.png" xlink:type="simple" xlink:show="embed" xlink:actuate="onLoad" draw:mime-type="image/png"/></draw:frame></text:p>
      <text:p text:style-name="P3">---------------------------- START TRANSMISSION ---------------------------</text:p>
      <text:p text:style-name="P15"><text:span text:style-name="T68"><text:line-break/></text:span><text:span text:style-name="T1">THE LEADER OF A GROUP OF LOCAL SCAVENGERS ON RENORSAL III IS WILLING TO EXCHANGE INFORMATION ON THE LOCATION OF 61 RJID SUPPLY CACHES FOR EMPLOYMENT AND TRANSPORTATION OFF WORLD. EXTRACTION WILL BE IN THE EQUATORIAL FORESTS. THE FINAL LOCATION WILL BE CONFIRMED BY RADIO TRANSMISSION WHEN YOUR FORCE REACHES THE AREA.</text:span></text:p>
      <text:p text:style-name="P2"><text:span text:style-name="T68"><text:line-break/></text:span>----------------------------- END TRANSMISSION ----------------------------</text:p>
      <text:p text:style-name="P39"/>
      <text:p text:style-name="P21">Unit <text:span text:style-name="T3">Limits</text:span>: 6K BV for 1v1, <text:span text:style-name="T12">10</text:span>K for 2v2.</text:p>
      <text:p text:style-name="P33"/>
      <text:p text:style-name="P21">Map: <text:span text:style-name="T5">One mapsheet per player, with f</text:span>lat desert terrain. <text:span text:style-name="T18">The attacker selects one hex for extraction, per the rules for the Extraction scenario in Battletech: Total Warfare.</text:span></text:p>
      <text:p text:style-name="P33"/>
      <text:p text:style-name="P2"><draw:frame draw:style-name="fr1" draw:name="Image2" text:anchor-type="as-char" svg:width="2.778in" svg:height="3.7043in" draw:z-index="7"><draw:image xlink:href="Pictures/100000010000012C00000190788B911D5EF9023B.png" xlink:type="simple" xlink:show="embed" xlink:actuate="onLoad" draw:mime-type="image/png"/></draw:frame></text:p>
      <text:p text:style-name="P33"/>
      <text:p text:style-name="P27"><text:span text:style-name="T18">Primary Objective: The attacker's <text:s/>primary objective is to e</text:span>xtract the <text:span text:style-name="T2">scavenger leader</text:span> by having a unit carry <text:span text:style-name="T2">them</text:span> to the attacker's home edge. The defender's primary objective is to steal the <text:span text:style-name="T2">scavenger leader</text:span> by having a unit carry <text:span text:style-name="T2">them</text:span> to the defender's home edge. </text:p>
      <text:p text:style-name="P32"/>
      <text:p text:style-name="P19"><text:span text:style-name="T18">Secondary Objective: C</text:span>ripple or destroy an enemy mech. 3M <text:span text:style-name="T9">C-bills</text:span> <text:span text:style-name="T3">per commander </text:span><text:span text:style-name="T9">on a side if this objective is accomplished.</text:span></text:p>
      <text:p text:style-name="P31"/>
      <text:p text:style-name="P20"><text:span text:style-name="T3">Base Pay: 1.2M (1v1) or </text:span><text:span text:style-name="T22">1.0</text:span><text:span text:style-name="T3">M (2v2) </text:span><text:span text:style-name="T8">C-bills</text:span><text:span text:style-name="T3"> per commander if no objectives are completed.</text:span></text:p>
      <text:p text:style-name="P4">---------------------------- START TRANSMISSION ---------------------------</text:p>
      <text:p text:style-name="P16"><text:span text:style-name="T68"><text:line-break/></text:span>AN ABANDONED STAR LEAGUE BASE <text:span text:style-name="T7">USED BY 61 RJID</text:span> HAS BEEN LOCATED <text:span text:style-name="T11">ON RENORSAL III</text:span>. THEIR COMPUTERS MAY STILL HAVE INTACT DATA. YOUR <text:span text:style-name="T3">BATTLE ARMOR AND </text:span>INFANTRY <text:span text:style-name="T3">UNITS </text:span>HAVE BEEN <text:span text:style-name="T8">EQUIPPED WITH</text:span> SPECIAL COMM GEAR AND CAN <text:span text:style-name="T3">COPY</text:span> <text:span text:style-name="T3">DATA</text:span> FROM THESE COMPUTERS. <text:span text:style-name="T3">RECOVER AS MUCH DATA AS POSSIBLE AND DETER ANY ENEMY FORCES </text:span><text:span text:style-name="T7">IN THE AREA</text:span><text:span text:style-name="T3">.</text:span></text:p>
      <text:p text:style-name="P5"><text:span text:style-name="T68"><text:line-break/></text:span>----------------------------- END TRANSMISSION ----------------------------</text:p>
      <text:p text:style-name="P38"/>
      <text:p text:style-name="P16">Unit <text:span text:style-name="T3">Limits</text:span>: 6K BV for 1v1, 9K for 2v2. Max 2 (1v1) <text:span text:style-name="T3">or</text:span> 3 (2v2) BA/infantry <text:span text:style-name="T3">units</text:span> per side.</text:p>
      <text:p text:style-name="P30"><draw:line text:anchor-type="paragraph" draw:z-index="5" draw:name="Horizontal line 1" draw:style-name="gr3" draw:text-style-name="P56" svg:x1="3.813in" svg:y1="1.4598in" svg:x2="3.8094in" svg:y2="3.5189in"><text:p/></draw:line></text:p>
      <text:p text:style-name="P16">Map: <text:span text:style-name="T5">One mapsheet per player, with f</text:span>lat desert terrain. <text:span text:style-name="T6">Place </text:span>2 buildings 1/3 the map length from one home edge, 3 buildings along the map center, <text:span text:style-name="T6">and</text:span> 2 buildings 1/3 the map length from the other home edge. <text:span text:style-name="T11">These buildings are level 1 light buildings for the purposes of targeting infantry inside of them. </text:span>Additional ruined buildings and infrastructure <text:span text:style-name="T4">are placed </text:span>as desired for effect.</text:p>
      <text:p text:style-name="P30"/>
      <text:p text:style-name="P5"><draw:line text:anchor-type="paragraph" draw:z-index="8" draw:name="Horizontal line 2" draw:style-name="gr4" draw:text-style-name="P56" svg:x1="2.3299in" svg:y1="0.65in" svg:x2="5.1898in" svg:y2="0.65in"><text:p/></draw:line><draw:line text:anchor-type="paragraph" draw:z-index="4" draw:name="Horizontal line 5" draw:style-name="gr3" draw:text-style-name="P56" svg:x1="2.3299in" svg:y1="1.0299in" svg:x2="5.1898in" svg:y2="1.0299in"><text:p/></draw:line><draw:line text:anchor-type="paragraph" draw:z-index="28" draw:name="Horizontal line 6" draw:style-name="gr4" draw:text-style-name="P56" svg:x1="2.3299in" svg:y1="1.4201in" svg:x2="5.1898in" svg:y2="1.4201in"><text:p/></draw:line><draw:custom-shape text:anchor-type="char" draw:z-index="9" draw:name="Shape 4" draw:style-name="gr2" draw:text-style-name="P55" svg:width="0.1043in" svg:height="0.1043in" svg:x="3.7598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0" draw:name="Shape 7" draw:style-name="gr2" draw:text-style-name="P55" svg:width="0.1043in" svg:height="0.1043in" svg:x="3.0402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1" draw:name="Shape 8" draw:style-name="gr2" draw:text-style-name="P55" svg:width="0.1043in" svg:height="0.1043in" svg:x="4.4701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2" draw:name="Shape 2" draw:style-name="gr2" draw:text-style-name="P55" svg:width="0.1043in" svg:height="0.1043in" svg:x="3.2799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3" draw:name="Shape 9" draw:style-name="gr2" draw:text-style-name="P55" svg:width="0.1043in" svg:height="0.1043in" svg:x="4.2299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6" draw:name="Shape 3" draw:style-name="gr2" draw:text-style-name="P55" svg:width="0.1043in" svg:height="0.1043in" svg:x="3.2799in" svg:y="0.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3" draw:name="Shape 1" draw:style-name="gr5" draw:text-style-name="P54" svg:width="2.8504in" svg:height="2.0587in"><text:p/><draw:enhanced-geometry svg:viewBox="0 0 21600 21600" draw:type="rectangle" draw:enhanced-path="M 0 0 L 21600 0 21600 21600 0 21600 0 0 Z N"/></draw:custom-shape><draw:custom-shape text:anchor-type="char" draw:z-index="27" draw:name="Shape 5" draw:style-name="gr2" draw:text-style-name="P55" svg:width="0.1043in" svg:height="0.1043in" svg:x="4.2299in" svg:y="0.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0"/>
      <text:p text:style-name="P16">Primary Objective: 1M C-bills per commander on a side for each building successfully reconed. Each building can only be scored once, with a maximum of 7 buildings to score. BA/infantry roll a 5+ when inside of the building to copy the data. In contested buildings, the higher roll wins. Recon occurs during the <text:span text:style-name="T17">W</text:span><text:span text:style-name="T11">eapon</text:span> <text:span text:style-name="T17">A</text:span>ttack <text:span text:style-name="T17">P</text:span>hase and <text:span text:style-name="T24">the unit can make no other attacks during this phase</text:span>. The unit must survive to the <text:span text:style-name="T23">End Phase</text:span> to score. <text:span text:style-name="T19">Buildings </text:span><text:span text:style-name="T20">are </text:span><text:span text:style-name="T19">buildings are </text:span><text:span text:style-name="T20">Light for movement and damage purposes. </text:span><text:span text:style-name="T21">Buildings</text:span><text:span text:style-name="T20"> cannot be destroyed</text:span><text:span text:style-name="T19">.</text:span></text:p>
      <text:p text:style-name="P30"/>
      <text:p text:style-name="P16">Secondary Objective: Cripple an enemy mech to <text:span text:style-name="T10">deter enemy activity</text:span>. 3M <text:span text:style-name="T9">C-bills</text:span> <text:span text:style-name="T3">per commander </text:span><text:span text:style-name="T9">on a side if this objective is accomplished.</text:span></text:p>
      <text:p text:style-name="P30"/>
      <text:p text:style-name="P16"><text:span text:style-name="T3">Base Pay: 1.2M (1v1) or 0.9M (2v2) </text:span><text:span text:style-name="T8">C-bills</text:span><text:span text:style-name="T3"> per commander if no objectives are completed.</text:span></text:p>
      <text:p text:style-name="P6">---------------------------- START TRANSMISSION ---------------------------</text:p>
      <text:p text:style-name="P17"><text:span text:style-name="T68"><text:line-break/></text:span><text:span text:style-name="T12">RECOVERED DATA HAS LOCATED A DOWNED DROPSHIP WITH A LANCE OF </text:span><text:span text:style-name="T15">BATTLE</text:span><text:span text:style-name="T12">MECHS THAT </text:span><text:span text:style-name="T25">THE</text:span><text:span text:style-name="T15"> 61 RIJD</text:span><text:span text:style-name="T12"> ABANDONED DURING THE RUSH TO JOIN SLDF FORCES FOR OPERATION CHIEFTAIN. RECOVER AS MANY </text:span><text:span text:style-name="T16">SLDF BATTLE</text:span><text:span text:style-name="T12">MECHS AS POSSIBLE.</text:span></text:p>
      <text:p text:style-name="P7"><text:span text:style-name="T68"><text:line-break/></text:span>----------------------------- END TRANSMISSION ----------------------------</text:p>
      <text:p text:style-name="P37"/>
      <text:p text:style-name="P17">Unit <text:span text:style-name="T3">Limits</text:span>: 6K BV for 1v1, <text:span text:style-name="T12">10</text:span>K for 2v2.</text:p>
      <text:p text:style-name="P28"/>
      <text:p text:style-name="P17">Map: <text:span text:style-name="T5">One mapsheet per player, with </text:span><text:span text:style-name="T12">hilly forested</text:span> terrain. <text:span text:style-name="T14">P</text:span><text:span text:style-name="T12">lace 4 </text:span><text:span text:style-name="T14">mechs</text:span><text:span text:style-name="T12"> evenly along </text:span><text:span text:style-name="T14">the</text:span><text:span text:style-name="T12"> diagonal across </text:span><text:span text:style-name="T14">each pair of</text:span><text:span text:style-name="T12"> two maps from one home edge to the other. </text:span><text:span text:style-name="T14">1v1 will have 4 mechs and 2v2 will have 8.</text:span></text:p>
      <text:p text:style-name="P28"><draw:line text:anchor-type="paragraph" draw:z-index="16" draw:name="Horizontal line 3" draw:style-name="gr3" draw:text-style-name="P56" svg:x1="3.6937in" svg:y1="0.1598in" svg:x2="3.6902in" svg:y2="2.2189in"><text:p/></draw:line></text:p>
      <text:p text:style-name="P7"><draw:line text:anchor-type="paragraph" draw:z-index="15" draw:name="Line 2" draw:style-name="gr4" draw:text-style-name="P56" svg:x1="3.6902in" svg:y1="0in" svg:x2="5.1909in" svg:y2="2.0583in"><text:p/></draw:line><draw:line text:anchor-type="paragraph" draw:z-index="17" draw:name="Horizontal line 4" draw:style-name="gr4" draw:text-style-name="P56" svg:x1="2.3402in" svg:y1="0in" svg:x2="3.6929in" svg:y2="2.0583in"><text:p/></draw:line><draw:line text:anchor-type="paragraph" draw:z-index="29" draw:name="Line 1" draw:style-name="gr3" draw:text-style-name="P56" svg:x1="2.3402in" svg:y1="1.0504in" svg:x2="5.1909in" svg:y2="1.0402in"><text:p/></draw:line><draw:custom-shape text:anchor-type="char" draw:z-index="18" draw:name="Shape 14" draw:style-name="gr2" draw:text-style-name="P55" svg:width="0.1043in" svg:height="0.1043in" svg:x="2.5in" svg:y="0.2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9" draw:name="Shape 15" draw:style-name="gr2" draw:text-style-name="P55" svg:width="0.1043in" svg:height="0.1043in" svg:x="2.8098in" svg:y="0.7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0" draw:name="Shape 17" draw:style-name="gr2" draw:text-style-name="P55" svg:width="0.1043in" svg:height="0.1043in" svg:x="3.4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1" draw:name="Shape 19" draw:style-name="gr2" draw:text-style-name="P55" svg:width="0.1043in" svg:height="0.1043in" svg:x="3.1201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2" draw:name="Shape 11" draw:style-name="gr2" draw:text-style-name="P55" svg:width="0.1043in" svg:height="0.1043in" svg:x="3.8799in" svg:y="0.2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3" draw:name="Shape 12" draw:style-name="gr2" draw:text-style-name="P55" svg:width="0.1043in" svg:height="0.1043in" svg:x="4.2299in" svg:y="0.7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4" draw:name="Shape 13" draw:style-name="gr2" draw:text-style-name="P55" svg:width="0.1043in" svg:height="0.1043in" svg:x="4.8799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5" draw:name="Shape 16" draw:style-name="gr2" draw:text-style-name="P55" svg:width="0.1043in" svg:height="0.1043in" svg:x="4.5701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4" draw:name="Shape 10" draw:style-name="gr5" draw:text-style-name="P54" svg:width="2.8504in" svg:height="2.0587in"><text:p/><draw:enhanced-geometry svg:viewBox="0 0 21600 21600" draw:type="rectangle" draw:enhanced-path="M 0 0 L 21600 0 21600 21600 0 21600 0 0 Z N"/></draw:custom-shape></text:p>
      <text:p text:style-name="P28"/>
      <text:p text:style-name="P18">Primary Objective: <text:span text:style-name="T12">1.75M (1v1) or 0.875M (2v2)</text:span> C-bills per commander on a side for each <text:span text:style-name="T12">mech</text:span> successfully <text:span text:style-name="T12">recovered</text:span>. <text:span text:style-name="T13">On the first diagonal, the SLDF </text:span><text:span text:style-name="T37">mechs</text:span><text:span text:style-name="T13"> are </text:span><text:span text:style-name="T14">2x</text:span><text:span text:style-name="T13"> Spector SPR-4F </text:span><text:span text:style-name="T14">and 2x</text:span><text:span text:style-name="T13"> Exterminator EXT-4C.</text:span> <text:span text:style-name="T13">On the second diagonal, the SLDF mechs are </text:span><text:span text:style-name="T14">2x</text:span><text:span text:style-name="T13"> Ostscout OTT-7Jb </text:span><text:span text:style-name="T14">and 2x</text:span><text:span text:style-name="T13"> Phoenix Hawk PXH-1b "Special". </text:span><text:span text:style-name="T14">The heavier mechs are closest to the center of the map.</text:span></text:p>
      <text:p text:style-name="P29"/>
      <text:p text:style-name="P27"><text:span text:style-name="T15">Dragging: </text:span><text:span text:style-name="T29">Secure a</text:span> <text:span text:style-name="T12">SLDF</text:span> battlemech by dragging it to your home map edge <text:span text:style-name="T30">with</text:span><text:span text:style-name="T29"> a</text:span><text:span text:style-name="T17"> </text:span><text:span text:style-name="T37">unit</text:span><text:span text:style-name="T17"> of</text:span> the same or higher weight <text:span text:style-name="T17">class. </text:span>The dragging <text:span text:style-name="T37">unit</text:span> <text:span text:style-name="T17">must end </text:span><text:span text:style-name="T32">the</text:span><text:span text:style-name="T17"> Movement Phase in the same hex as the SLDF mech and </text:span><text:span text:style-name="T28">make no weapon or physical attacks</text:span><text:span text:style-name="T17">.</text:span><text:span text:style-name="T14"> </text:span><text:span text:style-name="T37">A dragging combat vehicle </text:span><text:span text:style-name="T53">or mech without hand actuators</text:span><text:span text:style-name="T37"> must have a friendly infantry or BA unit in the hex </text:span><text:span text:style-name="T75">which also does not attack during the turn</text:span><text:span text:style-name="T37"> to secure the SLDF mech.</text:span><text:span text:style-name="T14"> </text:span><text:span text:style-name="T37">A</text:span><text:span text:style-name="T14"> dragging mech </text:span><text:span text:style-name="T75">with hand actuators</text:span><text:span text:style-name="T14"> cannot fire weapons mounted on the arm </text:span><text:span text:style-name="T31">used</text:span><text:span text:style-name="T14"> to drag a SLDF mech.</text:span><text:span text:style-name="T17"> </text:span><text:span text:style-name="T37">A</text:span><text:span text:style-name="T17"> dragging </text:span><text:span text:style-name="T54">unit</text:span> may not jump <text:span text:style-name="T26">or make physical attacks</text:span>.<text:span text:style-name="T12"> </text:span><text:span text:style-name="T27">Reduce the dragging </text:span><text:span text:style-name="T37">unit's</text:span><text:span text:style-name="T27"> walking MP by 3 or half, whichever is less.</text:span></text:p>
      <text:p text:style-name="P28"/>
      <text:p text:style-name="P18">Secondary Objective: Secure two matching <text:span text:style-name="T12">SLDF </text:span><text:span text:style-name="T35">mechs</text:span>. 3M <text:span text:style-name="T9">C-bills</text:span> <text:span text:style-name="T3">per commander </text:span><text:span text:style-name="T9">on a side if this objective is accomplished.</text:span></text:p>
      <text:p text:style-name="P29"/>
      <text:p text:style-name="P53">Salvage: For each SLDF mech secured, a commander may forgo the primary objective payment to salvage <text:span text:style-name="T34">the </text:span>mech at the usual cost. For each matching pair, a commander may forgo the primary and secondary objective payments to salvage a single mech at no cost. <text:span text:style-name="T33">Each commander's decisions are </text:span><text:span text:style-name="T36">separate</text:span><text:span text:style-name="T33">.</text:span></text:p>
      <text:p text:style-name="P28"/>
      <text:p text:style-name="P42">Base Pay: 1.2M (1v1) or <text:span text:style-name="T12">1.0</text:span>M (2v2) <text:span text:style-name="T8">C-bills</text:span> per commander if no objectives are completed.</text:p>
      <text:p text:style-name="P9">---------------------------- START TRANSMISSION ---------------------------</text:p>
      <text:p text:style-name="P22"><text:span text:style-name="T68"><text:line-break/></text:span><text:span text:style-name="T39">BATTLEROM</text:span><text:span text:style-name="T38"> FOOTAGE SHOWS AN UNDERGROUND SLDF BASE NEAR A CAVE SYSTEM ON RENORSAL. SCANS OF THE SURFACE HAVE IDENTIFIED A LIKELY CANDIDATE FOR THE CAVE SYSTEM. SCAN THE CAVE SYSTEM SO WE CAN MATCH THE RECOVERED </text:span><text:span text:style-name="T40">BATTLEROM </text:span><text:span text:style-name="T38">FOOTAGE AND LOCATE THE SLDF BASE.</text:span></text:p>
      <text:p text:style-name="P10"><text:span text:style-name="T68"><text:line-break/></text:span>----------------------------- END TRANSMISSION ----------------------------</text:p>
      <text:p text:style-name="P10"/>
      <text:p text:style-name="P22">Unit <text:span text:style-name="T3">Limits</text:span>: 6K BV for 1v1, <text:span text:style-name="T12">10</text:span>K for 2v2. No <text:span text:style-name="T38">VTOL units.</text:span><text:span text:style-name="T47"> </text:span><text:span text:style-name="T48">Units may mount a searchlight (BattleTech: Battle</text:span><text:span text:style-name="T50">M</text:span><text:span text:style-name="T48">ech Manual </text:span><text:span text:style-name="T49">p62</text:span><text:span text:style-name="T48">). </text:span></text:p>
      <text:p text:style-name="P34"/>
      <text:p text:style-name="P22">Map: <text:span text:style-name="T5">One mapsheet per player, </text:span><text:span text:style-name="T42">with underground caves</text:span>. <text:span text:style-name="T38">The Ishiyama maps from MapPack: Solaris VII </text:span><text:span text:style-name="T42">are ideal for this scenario</text:span><text:span text:style-name="T38">. Note that the Ishiyama maps are double sized, so one sheet is the approximately same size as two standard mapsheets. </text:span><text:span text:style-name="T45">Mechs may not use jump movement </text:span><text:span text:style-name="T46">inside the caves. </text:span><text:span text:style-name="T47">Pitch Black condition rules apply (BattleTech: Tactical Operations Advanced Rules p56). </text:span><text:span text:style-name="T51">Each side selects a home edge, as normal. However, units may elect to enter on the two sides adjacent to their home edge, as well as their home edge.</text:span></text:p>
      <text:p text:style-name="P34"/>
      <text:p text:style-name="P40"><draw:frame draw:style-name="fr1" draw:name="Image3" text:anchor-type="as-char" svg:width="2.0835in" svg:height="2.0835in" draw:z-index="30"><draw:image xlink:href="Pictures/10000001000000C8000000C8402A42528C1F1FD0.png" xlink:type="simple" xlink:show="embed" xlink:actuate="onLoad" draw:mime-type="image/png"/></draw:frame></text:p>
      <text:p text:style-name="P10"/>
      <text:p text:style-name="P41"/>
      <text:p text:style-name="P27"><text:span text:style-name="T18">Primary Objective: </text:span><text:span text:style-name="T38">Scan as many intersections as possible. </text:span><text:span text:style-name="T43">Each intersection may only be scanned once.</text:span><text:span text:style-name="T38"> During the end phase, any unit </text:span><text:span text:style-name="T41">in an intersection may attempt to scan the cave system. Any unit </text:span><text:span text:style-name="T38">attempting to scan the cave system rolls 2d6, subtracting 2 from the result if they made a weapon attack this turn, subtracting 2 from the result if they made a physical attack this turn, </text:span><text:span text:style-name="T47">adding 2 to the result if the unit is using a searchlight, and </text:span><text:span text:style-name="T38">adding </text:span><text:span text:style-name="T47">3</text:span><text:span text:style-name="T38"> to the result if the unit has an active probe system. The scan is successful on a 6+. The scanning unit must exit the map </text:span><text:span text:style-name="T51">on the</text:span><text:span text:style-name="T52">ir side's</text:span><text:span text:style-name="T51"> home edge</text:span><text:span text:style-name="T38"> to score.</text:span><text:span text:style-name="T43"> </text:span><text:span text:style-name="T38">C-bills are awarded proportionally for the number of intersections scanned.</text:span></text:p>
      <text:p text:style-name="P34"/>
      <text:p text:style-name="P22"><text:span text:style-name="T18">Secondary Objective: </text:span><text:span text:style-name="T38">Destroy an enemy </text:span><text:span text:style-name="T44">unit</text:span><text:span text:style-name="T38"> to recover its scanned data</text:span>. 3M <text:span text:style-name="T9">C-bills</text:span> <text:span text:style-name="T3">per commander </text:span><text:span text:style-name="T9">on a side if this objective is accomplished.</text:span></text:p>
      <text:p text:style-name="P34"/>
      <text:p text:style-name="P22"><text:span text:style-name="T3">Base Pay: 1.2M (1v1) or </text:span><text:span text:style-name="T22">1.0</text:span><text:span text:style-name="T3">M (2v2) </text:span><text:span text:style-name="T8">C-bills</text:span><text:span text:style-name="T3"> per commander if no objectives are completed.</text:span></text:p>
      <text:p text:style-name="P22"/>
      <text:p text:style-name="P11">---------------------------- START TRANSMISSION ---------------------------</text:p>
      <text:p text:style-name="P23"><text:span text:style-name="T68"><text:line-break/></text:span><text:span text:style-name="T55">TECHS HAVE RECOVERED THE LOCATION OF THE SLDF FACILITY. THE CAVES LEADING TO THE FACILITY HAVE COLLAPSED, CREATING A RAVINE YOU MUST TRAVERSE TO REACH THE FACILITY. DEFENSES ARE UNKNOWN, BUT EXPECT RESISTANCE.</text:span></text:p>
      <text:p text:style-name="P12"><text:span text:style-name="T68"><text:line-break/></text:span>----------------------------- END TRANSMISSION ----------------------------</text:p>
      <text:p text:style-name="P12"/>
      <text:p text:style-name="P23">Unit <text:span text:style-name="T3">Limits</text:span>: 6K BV for 1v1, <text:span text:style-name="T12">10</text:span>K for 2v2.</text:p>
      <text:p text:style-name="P35"/>
      <text:p text:style-name="P24">Map: <text:span text:style-name="T73">Four</text:span><text:span text:style-name="T5"> mapsheet</text:span><text:span text:style-name="T56">s, </text:span><text:span text:style-name="T57">arranged </text:span><text:span text:style-name="T58">as shown below</text:span><text:span text:style-name="T57">. </text:span><text:span text:style-name="T58">Each side selects a home edge on the ends of the perpendicular map. Units may only exit on their home edge or the final edge of the map. </text:span><text:span text:style-name="T59">The two ravine maps contain </text:span><text:span text:style-name="T60">command detonated </text:span><text:span text:style-name="T59">minefields. </text:span><text:span text:style-name="T62">During the End Phase, roll 1D6 for each hex containing a ground unit. On a 4+, the hex contains a minefield. </text:span><text:span text:style-name="T60">The mines are density </text:span><text:span text:style-name="T62">20</text:span><text:span text:style-name="T60"> and detonate during the End Phase. </text:span><text:span text:style-name="T63">The detonation clears that hex of mines. A unit with an active probe may detect mines, out to the range of the probe, on a roll of 10+ at the end of its movement. Mines may be cleared, such as via LRM-20, artillery, or infantry. </text:span><text:span text:style-name="T61">See BattleTech: Tactical Operations Advanced Rules, p176 for </text:span><text:span text:style-name="T67">full </text:span><text:span text:style-name="T61">minefield rules.</text:span></text:p>
      <text:p text:style-name="P24"/>
      <text:p text:style-name="P26"><text:span text:style-name="T59">Four bunkers are spaced in the ravine as shown below. Mines </text:span><text:span text:style-name="T66">in the same</text:span><text:span text:style-name="T59"> quadrant </text:span><text:span text:style-name="T66">as the bunker</text:span><text:span text:style-name="T59"> will not target friendly mechs if you control the bunker. </text:span><text:span text:style-name="T60">Each bunker has a construction factor of 100. </text:span><text:span text:style-name="T66">If the bunker is destroyed, the mines in that quadrant cannot be disabled.</text:span></text:p>
      <text:p text:style-name="P24"><draw:custom-shape text:anchor-type="paragraph" draw:z-index="36" draw:name="Shape 26" draw:style-name="gr1" draw:text-style-name="P54" svg:width="2.1004in" svg:height="1.1004in" svg:x="0.05in" svg:y="1.1299in"><text:p/><draw:enhanced-geometry svg:viewBox="0 0 21600 21600" draw:mirror-horizontal="false" draw:mirror-vertical="false" draw:type="rectangle" draw:enhanced-path="M 0 0 L 21600 0 21600 21600 0 21600 0 0 Z N"/></draw:custom-shape><draw:custom-shape text:anchor-type="paragraph" draw:z-index="35" draw:name="Shape 6" draw:style-name="gr1" draw:text-style-name="P54" svg:width="2.1004in" svg:height="1.1004in" svg:x="0.05in" svg:y="0.0299in"><text:p/><draw:enhanced-geometry svg:viewBox="0 0 21600 21600" draw:mirror-horizontal="false" draw:mirror-vertical="false" draw:type="rectangle" draw:enhanced-path="M 0 0 L 21600 0 21600 21600 0 21600 0 0 Z N"/></draw:custom-shape></text:p>
      <text:p text:style-name="P14"><draw:custom-shape text:anchor-type="paragraph" draw:z-index="2" draw:name="Shape 20" draw:style-name="gr1" draw:text-style-name="P54" svg:width="2.1004in" svg:height="1.1004in" svg:x="2.15in" svg:y="0.2925in"><text:p/><draw:enhanced-geometry svg:viewBox="0 0 21600 21600" draw:mirror-horizontal="false" draw:mirror-vertical="false" draw:type="rectangle" draw:enhanced-path="M 0 0 L 21600 0 21600 21600 0 21600 0 0 Z N"/></draw:custom-shape><draw:custom-shape text:anchor-type="paragraph" draw:z-index="1" draw:name="Shape 21" draw:style-name="gr1" draw:text-style-name="P54" svg:width="2.1004in" svg:height="1.1004in" svg:x="4.25in" svg:y="0.2925in"><text:p/><draw:enhanced-geometry svg:viewBox="0 0 21600 21600" draw:mirror-horizontal="false" draw:mirror-vertical="false" draw:type="rectangle" draw:enhanced-path="M 0 0 L 21600 0 21600 21600 0 21600 0 0 Z N"/></draw:custom-shape><draw:custom-shape text:anchor-type="char" draw:z-index="31" draw:name="Shape 22" draw:style-name="gr2" draw:text-style-name="P55" svg:width="0.1043in" svg:height="0.1043in" svg:x="2.6791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2" draw:name="Shape 23" draw:style-name="gr2" draw:text-style-name="P55" svg:width="0.1043in" svg:height="0.1043in" svg:x="3.598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3" draw:name="Shape 24" draw:style-name="gr2" draw:text-style-name="P55" svg:width="0.1043in" svg:height="0.1043in" svg:x="4.7791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57"><draw:custom-shape text:anchor-type="as-char" svg:y="-0.0835in" draw:z-index="0" draw:name="Shape 18" draw:style-name="gr6" draw:text-style-name="P54" svg:width="7.0004in" svg:height="2.0004in"><text:p/><draw:enhanced-geometry svg:viewBox="0 0 21600 21600" draw:mirror-horizontal="false" draw:mirror-vertical="false" draw:type="rectangle" draw:enhanced-path="M 0 0 L 21600 0 21600 21600 0 21600 0 0 Z N"/></draw:custom-shape></text:span><draw:custom-shape text:anchor-type="char" draw:z-index="34" draw:name="Shape 25" draw:style-name="gr2" draw:text-style-name="P55" svg:width="0.1043in" svg:height="0.1043in" svg:x="5.698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
      <text:p text:style-name="P25"><text:span text:style-name="T58">Primary Objective: Exit the highest amount of BV in mechs across the final edge of the map. </text:span><text:span text:style-name="T64">Roll 2D6 on the RAT below per 1K in BV of mechs that cross the final edge. Add +5 if your mech is first across, +4 if your mech is second, ect.</text:span></text:p>
      <text:p text:style-name="P25"/>
      <text:p text:style-name="P25"><text:span text:style-name="T18">Secondary Objective: </text:span><text:span text:style-name="T58">Secure a one bunker while traversing an area. 3M </text:span><text:span text:style-name="T9">C-bills</text:span><text:span text:style-name="T58"> </text:span><text:span text:style-name="T3">per commander </text:span><text:span text:style-name="T9">on a side if this objective is accomplished.</text:span></text:p>
      <text:p text:style-name="P36"/>
      <text:p text:style-name="P25"><text:span text:style-name="T3">Base Pay: 1.2M (1v1) or </text:span><text:span text:style-name="T22">1.0</text:span><text:span text:style-name="T3">M (2v2) </text:span><text:span text:style-name="T8">C-bills</text:span><text:span text:style-name="T3"> per commander if no objectives are completed.</text:span></text:p>
      <text:p text:style-name="P48"/>
      <text:p text:style-name="P49"/>
      <text:p text:style-name="P48"/>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46">Result</text:p>
          </table:table-cell>
          <table:table-cell table:style-name="CastleBrianRAT.B1" office:value-type="string">
            <text:p text:style-name="P47">Unit</text:p>
          </table:table-cell>
        </table:table-row>
        <table:table-row>
          <table:table-cell table:style-name="CastleBrianRAT.A2" office:value-type="string">
            <text:p text:style-name="P45">2</text:p>
          </table:table-cell>
          <table:table-cell table:style-name="CastleBrianRAT.B2" office:value-type="string">
            <text:p text:style-name="P52">Jump Platoon (SRM)</text:p>
          </table:table-cell>
        </table:table-row>
        <table:table-row>
          <table:table-cell table:style-name="CastleBrianRAT.A2" office:value-type="string">
            <text:p text:style-name="P45">3</text:p>
          </table:table-cell>
          <table:table-cell table:style-name="CastleBrianRAT.B2" office:value-type="string">
            <text:p text:style-name="P44">Nighthawk PA(L) Mk. XXII</text:p>
          </table:table-cell>
        </table:table-row>
        <table:table-row>
          <table:table-cell table:style-name="CastleBrianRAT.A2" office:value-type="string">
            <text:p text:style-name="P45">4</text:p>
          </table:table-cell>
          <table:table-cell table:style-name="CastleBrianRAT.B2" office:value-type="string">
            <text:p text:style-name="P44">Jump Platoon (Rifle, Ballistic)</text:p>
          </table:table-cell>
        </table:table-row>
        <table:table-row>
          <table:table-cell table:style-name="CastleBrianRAT.A2" office:value-type="string">
            <text:p text:style-name="P45">5</text:p>
          </table:table-cell>
          <table:table-cell table:style-name="CastleBrianRAT.B2" office:value-type="string">
            <text:p text:style-name="P43"><text:span text:style-name="T74">Cobra Transport</text:span> VTOL <text:span text:style-name="T74">(Command)</text:span></text:p>
          </table:table-cell>
        </table:table-row>
        <table:table-row>
          <table:table-cell table:style-name="CastleBrianRAT.A2" office:value-type="string">
            <text:p text:style-name="P45">6</text:p>
          </table:table-cell>
          <table:table-cell table:style-name="CastleBrianRAT.B2" office:value-type="string">
            <text:p text:style-name="P43">Thor Artillery Vehicle</text:p>
          </table:table-cell>
        </table:table-row>
        <table:table-row>
          <table:table-cell table:style-name="CastleBrianRAT.A2" office:value-type="string">
            <text:p text:style-name="P45">7</text:p>
          </table:table-cell>
          <table:table-cell table:style-name="CastleBrianRAT.B2" office:value-type="string">
            <text:p text:style-name="P43">Nightshade ECM VTOL (Royal)</text:p>
          </table:table-cell>
        </table:table-row>
        <table:table-row>
          <table:table-cell table:style-name="CastleBrianRAT.A2" office:value-type="string">
            <text:p text:style-name="P45">8</text:p>
          </table:table-cell>
          <table:table-cell table:style-name="CastleBrianRAT.B2" office:value-type="string">
            <text:p text:style-name="P43">Lightning Attack Hovercraft (Royal)</text:p>
          </table:table-cell>
        </table:table-row>
        <table:table-row>
          <table:table-cell table:style-name="CastleBrianRAT.A2" office:value-type="string">
            <text:p text:style-name="P45">9</text:p>
          </table:table-cell>
          <table:table-cell table:style-name="CastleBrianRAT.B2" office:value-type="string">
            <text:p text:style-name="P43">Cyrano Gunship (Royal)</text:p>
          </table:table-cell>
        </table:table-row>
        <table:table-row>
          <table:table-cell table:style-name="CastleBrianRAT.A2" office:value-type="string">
            <text:p text:style-name="P45">10</text:p>
          </table:table-cell>
          <table:table-cell table:style-name="CastleBrianRAT.B2" office:value-type="string">
            <text:p text:style-name="P43">Kanga Medium Hovertank</text:p>
          </table:table-cell>
        </table:table-row>
        <table:table-row>
          <table:table-cell table:style-name="CastleBrianRAT.A2" office:value-type="string">
            <text:p text:style-name="P45">11</text:p>
          </table:table-cell>
          <table:table-cell table:style-name="CastleBrianRAT.B2" office:value-type="string">
            <text:p text:style-name="P43">Zephyr Hovertank (Royal)</text:p>
          </table:table-cell>
        </table:table-row>
        <table:table-row>
          <table:table-cell table:style-name="CastleBrianRAT.A2" office:value-type="string">
            <text:p text:style-name="P45">12</text:p>
          </table:table-cell>
          <table:table-cell table:style-name="CastleBrianRAT.B2" office:value-type="string">
            <text:p text:style-name="P43">Mobile Long Tom Artillery LT-MOB-25</text:p>
          </table:table-cell>
        </table:table-row>
        <table:table-row>
          <table:table-cell table:style-name="CastleBrianRAT.A2" office:value-type="string">
            <text:p text:style-name="P45">13</text:p>
          </table:table-cell>
          <table:table-cell table:style-name="CastleBrianRAT.B2" office:value-type="string">
            <text:p text:style-name="P43">Von Luckner Heavy Tank (Royal)</text:p>
          </table:table-cell>
        </table:table-row>
        <table:table-row>
          <table:table-cell table:style-name="CastleBrianRAT.A2" office:value-type="string">
            <text:p text:style-name="P45">14</text:p>
          </table:table-cell>
          <table:table-cell table:style-name="CastleBrianRAT.B2" office:value-type="string">
            <text:p text:style-name="P43">Phoenix Hawk LAM PHX-HK2</text:p>
          </table:table-cell>
        </table:table-row>
        <table:table-row>
          <table:table-cell table:style-name="CastleBrianRAT.A2" office:value-type="string">
            <text:p text:style-name="P45">15</text:p>
          </table:table-cell>
          <table:table-cell table:style-name="CastleBrianRAT.B2" office:value-type="string">
            <text:p text:style-name="P43">Wolverine II WVR-7H</text:p>
          </table:table-cell>
        </table:table-row>
        <table:table-row>
          <table:table-cell table:style-name="CastleBrianRAT.A2" office:value-type="string">
            <text:p text:style-name="P45">16</text:p>
          </table:table-cell>
          <table:table-cell table:style-name="CastleBrianRAT.B2" office:value-type="string">
            <text:p text:style-name="P43">Grasshopper GHR-5H</text:p>
          </table:table-cell>
        </table:table-row>
        <table:table-row table:style-name="CastleBrianRAT.17">
          <table:table-cell table:style-name="CastleBrianRAT.A17" office:value-type="string">
            <text:p text:style-name="P45">17</text:p>
          </table:table-cell>
          <table:table-cell table:style-name="CastleBrianRAT.B17" office:value-type="string">
            <text:p text:style-name="P43">Atlas II AS7-D-H2</text:p>
          </table:table-cell>
        </table:table-row>
      </table:table>
      <text:p text:style-name="P48"/>
      <text:p text:style-name="P50"><text:span text:style-name="T65">Castle Brian </text:span>Random Assignment Table</text:p>
      <text:p text:style-name="P48"/>
      <text:p text:style-name="P4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3-11-29T15:17:01.310284734</dc:date>
    <meta:editing-duration>PT18H55M56S</meta:editing-duration>
    <meta:editing-cycles>106</meta:editing-cycles>
    <meta:generator>LibreOffice/7.5.8.2$Linux_X86_64 LibreOffice_project/50$Build-2</meta:generator>
    <meta:document-statistic meta:table-count="1" meta:image-count="3" meta:object-count="0" meta:page-count="7" meta:paragraph-count="89" meta:word-count="1645" meta:character-count="10098" meta:non-whitespace-character-count="8520"/>
  </office:meta>
</office:document-meta>
</file>